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number-columns-repeated="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 table:number-columns-spanned="2" table:number-rows-spanned="2">
            <text:p>h</text:p>
          </table:table-cell>
          <table:covered-table-cell table:style-name="left"/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covered-table-cell table:style-name="left"/>
          <table:covered-table-cell table:style-name="left"/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 table:number-columns-spanned="1" table:number-rows-spanned="2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 table:number-columns-spanned="3" table:number-rows-spanned="1">
            <text:p>71</text:p>
          </table:table-cell>
          <table:covered-table-cell/>
          <table:covered-table-cell/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covered-table-cell office:value-type="float" calcext:value-type="float" office:value="52" calcext:value="52" table:style-name="right">
            <text:p>52</text:p>
          </table:covered-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string" calcext:value-type="string" office:string-value="abc" table:style-name="center_integer_no_zero_grid_06pt">
            <text:p>abc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